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text-indent="0cm" style:auto-text-indent="false"/>
    </style:style>
    <style:style style:name="P2" style:family="paragraph" style:parent-style-name="Heading_20_1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3" style:family="paragraph" style:parent-style-name="Standard">
      <style:text-properties fo:language="en" fo:country="US" officeooo:rsid="00048898" officeooo:paragraph-rsid="00048898"/>
    </style:style>
    <style:style style:name="P4" style:family="paragraph" style:parent-style-name="Standard">
      <style:paragraph-properties fo:text-align="center" style:justify-single-word="false"/>
      <style:text-properties fo:language="en" fo:country="US" fo:font-weight="bold" officeooo:rsid="00048898" officeooo:paragraph-rsid="00048898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github.com/thomaspark/flexboxfroggy" text:style-name="Internet_20_link" text:visited-style-name="Visited_20_Internet_20_Link">https://github.com/thomaspark/flexboxfroggy</text:a></text:p>
      <text:p text:style-name="Standard"><text:a xlink:type="simple" xlink:href="https://thomaspark.co/2015/11/learning-css-layout-with-flexbox-froggy/" text:style-name="Internet_20_link" text:visited-style-name="Visited_20_Internet_20_Link">https://thomaspark.co/2015/11/learning-css-layout-with-flexbox-froggy/</text:a></text:p>
      <text:p text:style-name="Standard"><text:a xlink:type="simple" xlink:href="https://flukeout.github.io/" text:style-name="Internet_20_link" text:visited-style-name="Visited_20_Internet_20_Link">https://flukeout.github.io/</text:a></text:p>
      <text:p text:style-name="Standard"><text:a xlink:type="simple" xlink:href="https://eraseallkittens.com/" text:style-name="Internet_20_link" text:visited-style-name="Visited_20_Internet_20_Link">https://eraseallkittens.com/</text:a></text:p>
      <text:h text:style-name="P1" text:outline-level="1">Руководство по макету CSS Flexbox</text:h>
      <text:p text:style-name="Standard"><text:a xlink:type="simple" xlink:href="https://css-tricks.com/snippets/css/a-guide-to-flexbox/" text:style-name="Internet_20_link" text:visited-style-name="Visited_20_Internet_20_Link">https://css-tricks.com/snippets/css/a-guide-to-flexbox/</text:a></text:p>
      <text:h text:style-name="P2" text:outline-level="1">Флексбокс</text:h>
      <text:p text:style-name="Standard"><text:a xlink:type="simple" xlink:href="https://tympanus.net/codrops/css_reference/flexbox/" text:style-name="Internet_20_link" text:visited-style-name="Visited_20_Internet_20_Link">https://tympanus.net/codrops/css_reference/flexbox/</text:a></text:p>
      <text:p text:style-name="P3"/>
      <text:p text:style-name="P3"/>
      <text:p text:style-name="P4">GRID</text:p>
      <text:p text:style-name="Standard"><text:a xlink:type="simple" xlink:href="https://thomaspark.co/2017/04/learning-css-grid-with-grid-garden/" text:style-name="Internet_20_link" text:visited-style-name="Visited_20_Internet_20_Link">https://thomaspark.co/2017/04/learning-css-grid-with-grid-garden/</text:a></text:p>
      <text:p text:style-name="Standard"><text:a xlink:type="simple" xlink:href="https://labs.jensimmons.com/" text:style-name="Internet_20_link" text:visited-style-name="Visited_20_Internet_20_Link">https://labs.jensimmons.com/</text:a></text:p>
      <text:p text:style-name="Standard">https://css-tricks.com/snippets/css/complete-guide-grid/</text:p>
      <text:p text:style-name="Standard"><text:a xlink:type="simple" xlink:href="https://developer.mozilla.org/en-US/docs/Web/CSS/CSS_grid_layout" text:style-name="Internet_20_link" text:visited-style-name="Visited_20_Internet_20_Link">https://developer.mozilla.org/en-US/docs/Web/CSS/CSS_grid_layout</text:a></text:p>
      <text:p text:style-name="Standard"/>
      <text:p text:style-name="P5">thomaspark</text:p>
      <text:p text:style-name="Standard"><text:a xlink:type="simple" xlink:href="https://github.com/thomaspark" text:style-name="Internet_20_link" text:visited-style-name="Visited_20_Internet_20_Link">https://github.com/thomaspark</text:a></text:p>
      <text:p text:style-name="Standard"><text:a xlink:type="simple" xlink:href="https://thomaspark.co/projects/" text:style-name="Internet_20_link" text:visited-style-name="Visited_20_Internet_20_Link">https://thomaspark.co/projects/</text:a></text:p>
      <text:p text:style-name="Standard"><text:a xlink:type="simple" xlink:href="https://codepip.com/games/" text:style-name="Internet_20_link" text:visited-style-name="Visited_20_Internet_20_Link">https://codepip.com/games/</text:a></text:p>
      <text:p text:style-name="Standard">https://thomaspark.co/projects/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10:41:43.824000000</meta:creation-date>
    <dc:date>2024-11-29T17:15:59.623000000</dc:date>
    <meta:editing-duration>PT2H44M45S</meta:editing-duration>
    <meta:editing-cycles>2</meta:editing-cycles>
    <meta:generator>LibreOffice/7.6.0.3$Windows_X86_64 LibreOffice_project/69edd8b8ebc41d00b4de3915dc82f8f0fc3b6265</meta:generator>
    <meta:document-statistic meta:table-count="0" meta:image-count="0" meta:object-count="0" meta:page-count="1" meta:paragraph-count="18" meta:word-count="22" meta:character-count="660" meta:non-whitespace-character-count="656"/>
  </office:meta>
</office:document-meta>
</file>